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101" officeooo:paragraph-rsid="00063101"/>
    </style:style>
    <style:style style:name="T1" style:family="text">
      <style:text-properties officeooo:rsid="000631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ason R. Jones</text:h>
      <text:p text:style-name="Text_20_body">1355 Mallory Road</text:p>
      <text:p text:style-name="Text_20_body">Woodlawn, VA 24381</text:p>
      <text:p text:style-name="Text_20_body"><text:a xlink:type="simple" xlink:href="mailto:jjones6@moog.com" text:style-name="Internet_20_link" text:visited-style-name="Visited_20_Internet_20_Link">jjones6@moog.com</text:a></text:p>
      <text:p text:style-name="P1">(276) 233-8768</text:p>
      <text:p text:style-name="Standard"/>
      <text:p text:style-name="Standard">Greetings,</text:p>
      <text:p text:style-name="Standard">I am interested in the Manufacturing Engineering Manager position at Moog, Inc. in Radford, VA. <text:s/>I am keenly interested in <text:span text:style-name="T1">positive organizational and cultural reform </text:span>and I feel that my background, knowledge, and experience uniquely qualify me to lead a diverse group of individuals through <text:span text:style-name="T1">a transition to a team environment.</text:span></text:p>
      <text:p text:style-name="P1">I am keenly interested in creating team environment and in implementing systems which allow engineers and production personnel to focus on the day-to-day tasks. <text:s/>I am particularly interested in 5S efforts and material flows through the production environment and I have a demonstrated competence in technical as well as systemic solutions.</text:p>
      <text:p text:style-name="P1">I look forward to hearing from you regarding this position,</text:p>
      <text:p text:style-name="P1"/>
      <text:p text:style-name="P1">Jason R. Jones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201in" fo:border-left="none" fo:border-right="none" fo:border-top="0.06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5T14:54:28.047000000</meta:creation-date>
    <dc:date>2023-05-05T15:07:02.155000000</dc:date>
    <meta:editing-duration>PT12M34S</meta:editing-duration>
    <meta:editing-cycles>1</meta:editing-cycles>
    <meta:document-statistic meta:table-count="0" meta:image-count="0" meta:object-count="0" meta:page-count="1" meta:paragraph-count="10" meta:word-count="128" meta:character-count="827" meta:non-whitespace-character-count="707"/>
    <meta:generator>LibreOffice/7.5.3.2$Windows_X86_64 LibreOffice_project/9f56dff12ba03b9acd7730a5a481eea045e468f3</meta:generator>
  </office:meta>
</office:document-meta>
</file>